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style:writing-mode="lr-tb"/>
    </style:style>
    <style:style style:name="T1_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break-before="auto" fo:text-indent="0cm" fo:line-height="115%" fo:margin-top="0cm" style:writing-mode="lr-tb"/>
    </style:style>
    <style:style style:name="T2_1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_2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2_3" style:family="text"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3_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P6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break-before="auto" fo:text-indent="0cm" fo:line-height="115%" fo:margin-top="0cm" style:writing-mode="lr-tb"/>
    </style:style>
    <style:style style:name="P8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P9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10_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11_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11_2" style:family="text">
      <style:text-properties fo:color="#000000" style:font-name="Times New Roman" fo:font-size="7pt" style:font-name-asian="Times New Roman" style:font-size-asian="7pt" style:font-name-complex="Times New Roman" style:font-size-complex="7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P13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text-indent="0cm" fo:line-height="115%" fo:margin-top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1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break-before="auto" fo:text-indent="0cm" fo:line-height="115%" fo:margin-top="0cm" style:writing-mode="lr-tb"/>
    </style:style>
    <style:style style:name="T1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7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1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break-before="auto" fo:text-indent="0cm" fo:line-height="115%" fo:margin-top="0cm" style:writing-mode="lr-tb"/>
    </style:style>
    <style:style style:name="T1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1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P21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2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>
      <style:paragraph-properties fo:break-before="auto" fo:text-indent="0cm" fo:line-height="115%" fo:margin-top="0cm" style:writing-mode="lr-tb"/>
    </style:style>
    <style:style style:name="T2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paragraph-properties fo:break-before="auto" fo:text-indent="0cm" fo:line-height="115%" fo:margin-top="0cm" style:writing-mode="lr-tb"/>
    </style:style>
    <style:style style:name="T2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break-before="auto" fo:text-indent="0cm" fo:line-height="115%" fo:margin-top="0cm" style:writing-mode="lr-tb"/>
    </style:style>
    <style:style style:name="P25" style:family="paragraph" style:parent-style-name="Standard">
      <style:paragraph-properties fo:break-before="auto" fo:text-indent="0cm" fo:line-height="115%" fo:margin-top="0cm" style:writing-mode="lr-tb"/>
    </style:style>
    <style:style style:name="P26" style:family="paragraph" style:parent-style-name="Standard">
      <style:paragraph-properties fo:break-before="auto" fo:text-indent="0cm" fo:line-height="115%" fo:margin-top="0cm" style:writing-mode="lr-tb"/>
    </style:style>
    <style:style style:name="P27" style:family="paragraph" style:parent-style-name="Standard">
      <style:paragraph-properties fo:break-before="auto" fo:text-indent="0cm" fo:line-height="115%" fo:margin-top="0cm" style:writing-mode="lr-tb"/>
    </style:style>
    <style:style style:name="P28" style:family="paragraph" style:parent-style-name="Heading_20_6">
      <style:paragraph-properties fo:break-before="auto" fo:text-indent="0cm" fo:line-height="115%" fo:margin-top="0.353cm" style:writing-mode="lr-tb"/>
    </style:style>
    <style:style style:name="P29" style:family="paragraph" style:parent-style-name="Heading_20_6">
      <style:paragraph-properties fo:break-before="auto" fo:text-indent="0cm" fo:line-height="115%" fo:margin-top="0cm" fo:margin-bottom="0.071cm" style:writing-mode="lr-tb"/>
    </style:style>
    <style:style style:name="P30" style:family="paragraph" style:parent-style-name="Standard">
      <style:paragraph-properties fo:break-before="auto" fo:text-indent="0cm" fo:line-height="115%" fo:margin-top="0cm" style:writing-mode="lr-tb"/>
    </style:style>
    <style:style style:name="P31" style:family="paragraph" style:parent-style-name="Heading_20_6">
      <style:paragraph-properties fo:break-before="auto" fo:text-indent="0cm" fo:line-height="115%" fo:margin-top="0.353cm" fo:margin-bottom="0.071cm" style:writing-mode="lr-tb"/>
    </style:style>
    <style:style style:name="T31_1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2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3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4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5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6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7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8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1_9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15%" fo:margin-top="0cm" style:writing-mode="lr-tb"/>
    </style:style>
    <style:style style:name="P33" style:family="paragraph" style:parent-style-name="Standard">
      <style:paragraph-properties fo:break-before="auto" fo:text-indent="0cm" fo:line-height="115%" fo:margin-top="0cm" style:writing-mode="lr-tb"/>
    </style:style>
    <style:style style:name="T33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3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15%" fo:margin-top="0cm" style:writing-mode="lr-tb"/>
    </style:style>
    <style:style style:name="P35" style:family="paragraph" style:parent-style-name="Standard">
      <style:paragraph-properties fo:break-before="auto" fo:text-indent="0cm" fo:line-height="115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top="0cm" style:writing-mode="lr-tb"/>
    </style:style>
    <style:style style:name="P37" style:family="paragraph" style:parent-style-name="Standard">
      <style:paragraph-properties fo:break-before="auto" fo:text-indent="0cm" fo:line-height="115%" fo:margin-top="0cm" style:writing-mode="lr-tb"/>
    </style:style>
    <style:style style:name="T3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1" style:family="paragraph" style:parent-style-name="Standard">
      <style:paragraph-properties fo:break-before="auto" fo:text-indent="0cm" fo:line-height="115%" fo:margin-top="0cm" style:writing-mode="lr-tb"/>
    </style:style>
    <style:style style:name="T4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text-indent="0cm" fo:line-height="115%" fo:margin-top="0cm" style:writing-mode="lr-tb"/>
    </style:style>
    <style:style style:name="T4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3" style:family="paragraph" style:parent-style-name="Standard">
      <style:paragraph-properties fo:break-before="auto" fo:text-indent="0cm" fo:line-height="115%" fo:margin-top="0cm" style:writing-mode="lr-tb"/>
    </style:style>
    <style:style style:name="T4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top="0cm" style:writing-mode="lr-tb"/>
    </style:style>
    <style:style style:name="P45" style:family="paragraph" style:parent-style-name="Standard">
      <style:paragraph-properties fo:break-before="auto" fo:text-indent="0cm" fo:line-height="115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0" style:family="paragraph" style:parent-style-name="Standard">
      <style:paragraph-properties fo:break-before="auto" fo:text-indent="0cm" fo:line-height="115%" fo:margin-top="0cm" style:writing-mode="lr-tb"/>
    </style:style>
    <style:style style:name="P51" style:family="paragraph" style:parent-style-name="Standard">
      <style:paragraph-properties fo:break-before="auto" fo:text-indent="0cm" fo:line-height="115%" fo:margin-top="0cm" style:writing-mode="lr-tb"/>
    </style:style>
    <style:style style:name="T51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1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1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15%" fo:margin-top="0cm" style:writing-mode="lr-tb"/>
    </style:style>
    <style:style style:name="P53" style:family="paragraph" style:parent-style-name="Standard">
      <style:paragraph-properties fo:break-before="auto" fo:text-indent="0cm" fo:line-height="115%" fo:margin-top="0cm" style:writing-mode="lr-tb"/>
    </style:style>
    <style:style style:name="T5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3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3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top="0cm" style:writing-mode="lr-tb"/>
    </style:style>
    <style:style style:name="P55" style:family="paragraph" style:parent-style-name="Standard">
      <style:paragraph-properties fo:break-before="auto" fo:text-indent="0cm" fo:line-height="115%" fo:margin-top="0cm" style:writing-mode="lr-tb"/>
    </style:style>
    <style:style style:name="T5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9" style:family="paragraph" style:parent-style-name="Standard">
      <style:paragraph-properties fo:break-before="auto" fo:text-indent="0cm" fo:line-height="115%" fo:margin-top="0cm" style:writing-mode="lr-tb"/>
    </style:style>
    <style:style style:name="P60" style:family="paragraph" style:parent-style-name="Standard">
      <style:paragraph-properties fo:break-before="auto" fo:text-indent="0cm" fo:line-height="115%" fo:margin-top="0cm" style:writing-mode="lr-tb"/>
    </style:style>
    <style:style style:name="P61" style:family="paragraph" style:parent-style-name="Standard">
      <style:paragraph-properties fo:break-before="auto" fo:text-indent="0cm" fo:line-height="115%" fo:margin-top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top="0cm" style:writing-mode="lr-tb"/>
    </style:style>
    <style:style style:name="P63" style:family="paragraph" style:parent-style-name="Standard">
      <style:paragraph-properties fo:break-before="auto" fo:text-indent="0cm" fo:line-height="115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break-before="auto" fo:text-indent="0cm" fo:line-height="115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9" style:family="paragraph" style:parent-style-name="Standard">
      <style:paragraph-properties fo:break-before="auto" fo:text-indent="0cm" fo:line-height="115%" fo:margin-top="0cm" style:writing-mode="lr-tb"/>
    </style:style>
    <style:style style:name="T69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9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9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text-indent="0cm" fo:line-height="115%" fo:margin-top="0cm" style:writing-mode="lr-tb"/>
    </style:style>
    <style:style style:name="P71" style:family="paragraph" style:parent-style-name="Standard">
      <style:paragraph-properties fo:break-before="auto" fo:text-indent="0cm" fo:line-height="115%" fo:margin-top="0cm" style:writing-mode="lr-tb"/>
    </style:style>
    <style:style style:name="T7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top="0cm" style:writing-mode="lr-tb"/>
    </style:style>
    <style:style style:name="P73" style:family="paragraph" style:parent-style-name="Standard">
      <style:paragraph-properties fo:break-before="auto" fo:text-indent="0cm" fo:line-height="115%" fo:margin-top="0cm" style:writing-mode="lr-tb"/>
    </style:style>
    <style:style style:name="T7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7" style:family="paragraph" style:parent-style-name="Standard">
      <style:paragraph-properties fo:break-before="auto" fo:text-indent="0cm" fo:line-height="115%" fo:margin-top="0cm" style:writing-mode="lr-tb"/>
    </style:style>
    <style:style style:name="P78" style:family="paragraph" style:parent-style-name="Standard">
      <style:paragraph-properties fo:break-before="auto" fo:text-indent="0cm" fo:line-height="115%" fo:margin-top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top="0cm" style:writing-mode="lr-tb"/>
    </style:style>
    <style:style style:name="P80" style:family="paragraph" style:parent-style-name="Standard">
      <style:paragraph-properties fo:break-before="auto" fo:text-indent="0cm" fo:line-height="115%" fo:margin-top="0cm" style:writing-mode="lr-tb"/>
    </style:style>
    <style:style style:name="T8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5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P86" style:family="paragraph" style:parent-style-name="Standard">
      <style:paragraph-properties fo:break-before="auto" fo:text-indent="0cm" fo:line-height="115%" fo:margin-top="0cm" style:writing-mode="lr-tb"/>
    </style:style>
    <style:style style:name="T8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7" style:family="paragraph" style:parent-style-name="Standard">
      <style:paragraph-properties fo:break-before="auto" fo:text-indent="0cm" fo:line-height="115%" fo:margin-top="0cm" style:writing-mode="lr-tb"/>
    </style:style>
    <style:style style:name="P88" style:family="paragraph" style:parent-style-name="Standard">
      <style:paragraph-properties fo:break-before="auto" fo:text-indent="0cm" fo:line-height="115%" fo:margin-top="0cm" style:writing-mode="lr-tb"/>
    </style:style>
    <style:style style:name="P89" style:family="paragraph" style:parent-style-name="Standard">
      <style:paragraph-properties fo:break-before="auto" fo:text-indent="0cm" fo:line-height="115%" fo:margin-top="0cm" style:writing-mode="lr-tb"/>
    </style:style>
    <style:style style:name="P90" style:family="paragraph" style:parent-style-name="Standard">
      <style:paragraph-properties fo:break-before="auto" fo:text-indent="0cm" fo:line-height="115%" fo:margin-top="0cm" style:writing-mode="lr-tb"/>
    </style:style>
    <style:style style:name="T9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0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0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top="0cm" style:writing-mode="lr-tb"/>
    </style:style>
    <style:style style:name="P92" style:family="paragraph" style:parent-style-name="Standard">
      <style:paragraph-properties fo:break-before="auto" fo:text-indent="0cm" fo:line-height="115%" fo:margin-top="0cm" style:writing-mode="lr-tb"/>
    </style:style>
    <style:style style:name="P93" style:family="paragraph" style:parent-style-name="Standard">
      <style:paragraph-properties fo:break-before="auto" fo:text-indent="0cm" fo:line-height="115%" fo:margin-top="0cm" style:writing-mode="lr-tb"/>
    </style:style>
    <style:style style:name="T9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5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9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6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9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7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9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8" style:family="paragraph" style:parent-style-name="Standard">
      <style:paragraph-properties fo:break-before="auto" fo:text-indent="-0.633cm" fo:line-height="115%" fo:margin-top="0cm" fo:margin-left="1.27cm" style:writing-mode="lr-tb"/>
    </style:style>
    <style:style style:name="T9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9" style:family="paragraph" style:parent-style-name="Standard">
      <style:paragraph-properties fo:break-before="auto" fo:text-indent="0cm" fo:line-height="115%" fo:margin-top="0cm" style:writing-mode="lr-tb"/>
    </style:style>
    <style:style style:name="T99_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P100" style:family="paragraph" style:parent-style-name="Standard">
      <style:paragraph-properties fo:break-before="auto" fo:text-indent="0cm" fo:line-height="115%" fo:margin-top="0cm" fo:margin-bottom="0cm" style:writing-mode="lr-tb"/>
    </style:style>
  </office:automatic-styles>
  <office:body>
    <office:text>
      <text:p text:style-name="P1"><text:span text:style-name="T1_1"><text:s/></text:span></text:p>
      <text:p text:style-name="P2"><text:span text:style-name="T2_1">Delivery</text:span><text:span text:style-name="T2_2"><text:s/></text:span><text:span text:style-name="T2_3">Manager</text:span></text:p>
      <text:p text:style-name="P3"><text:span text:style-name="T3_1"><text:s/></text:span></text:p>
      <text:p text:style-name="P4"><text:span text:style-name="T4_1">You</text:span><text:span text:style-name="T4_2"><text:s/></text:span><text:span text:style-name="T4_3">will</text:span><text:span text:style-name="T4_4"><text:s/></text:span><text:span text:style-name="T4_5">manage</text:span><text:span text:style-name="T4_6"><text:s/></text:span><text:span text:style-name="T4_7">one</text:span><text:span text:style-name="T4_8"><text:s/></text:span><text:span text:style-name="T4_9">or</text:span><text:span text:style-name="T4_10"><text:s/></text:span><text:span text:style-name="T4_11">more</text:span><text:span text:style-name="T4_12"><text:s/></text:span><text:span text:style-name="T4_13">agile</text:span><text:span text:style-name="T4_14"><text:s/></text:span><text:span text:style-name="T4_15">projects</text:span><text:span text:style-name="T4_16">,<text:s/></text:span><text:span text:style-name="T4_17">typically</text:span><text:span text:style-name="T4_18"><text:s/></text:span><text:span text:style-name="T4_19">to</text:span><text:span text:style-name="T4_20"><text:s/></text:span><text:span text:style-name="T4_21">deliver</text:span><text:span text:style-name="T4_22"><text:s/></text:span><text:span text:style-name="T4_23">a</text:span><text:span text:style-name="T4_24"><text:s/></text:span><text:span text:style-name="T4_25">specific</text:span><text:span text:style-name="T4_26"><text:s/></text:span><text:span text:style-name="T4_27">product</text:span><text:span text:style-name="T4_28"><text:s/></text:span><text:span text:style-name="T4_29">or</text:span><text:span text:style-name="T4_30"><text:s/></text:span><text:span text:style-name="T4_31">transformation</text:span><text:span text:style-name="T4_32"><text:s/></text:span><text:span text:style-name="T4_33">via</text:span><text:span text:style-name="T4_34"><text:s/></text:span><text:span text:style-name="T4_35">a</text:span><text:span text:style-name="T4_36"><text:s/></text:span><text:span text:style-name="T4_37">multi</text:span><text:span text:style-name="T4_38">-</text:span><text:span text:style-name="T4_39">disciplinary</text:span><text:span text:style-name="T4_40">,<text:s/></text:span><text:span text:style-name="T4_41">highly</text:span><text:span text:style-name="T4_42"><text:s/></text:span><text:span text:style-name="T4_43">skilled</text:span><text:span text:style-name="T4_44"><text:s/></text:span><text:span text:style-name="T4_45">digital</text:span><text:span text:style-name="T4_46"><text:s/></text:span><text:span text:style-name="T4_47">team</text:span><text:span text:style-name="T4_48">.<text:s/></text:span><text:span text:style-name="T4_49">You</text:span><text:span text:style-name="T4_50">’</text:span><text:span text:style-name="T4_51">ll</text:span><text:span text:style-name="T4_52"><text:s/></text:span><text:span text:style-name="T4_53">be</text:span><text:span text:style-name="T4_54"><text:s/></text:span><text:span text:style-name="T4_55">adept</text:span><text:span text:style-name="T4_56"><text:s/></text:span><text:span text:style-name="T4_57">at</text:span><text:span text:style-name="T4_58"><text:s/></text:span><text:span text:style-name="T4_59">delivering</text:span><text:span text:style-name="T4_60"><text:s/></text:span><text:span text:style-name="T4_61">complex</text:span><text:span text:style-name="T4_62"><text:s/></text:span><text:span text:style-name="T4_63">digital</text:span><text:span text:style-name="T4_64"><text:s/></text:span><text:span text:style-name="T4_65">projects</text:span><text:span text:style-name="T4_66">,<text:s/></text:span><text:span text:style-name="T4_67">breaking</text:span><text:span text:style-name="T4_68"><text:s/></text:span><text:span text:style-name="T4_69">down</text:span><text:span text:style-name="T4_70"><text:s/></text:span><text:span text:style-name="T4_71">barriers</text:span><text:span text:style-name="T4_72"><text:s/></text:span><text:span text:style-name="T4_73">for</text:span><text:span text:style-name="T4_74"><text:s/></text:span><text:span text:style-name="T4_75">your</text:span><text:span text:style-name="T4_76"><text:s/></text:span><text:span text:style-name="T4_77">team</text:span><text:span text:style-name="T4_78">,<text:s/></text:span><text:span text:style-name="T4_79">and</text:span><text:span text:style-name="T4_80"><text:s/></text:span><text:span text:style-name="T4_81">both</text:span><text:span text:style-name="T4_82"><text:s/></text:span><text:span text:style-name="T4_83">planning</text:span><text:span text:style-name="T4_84"><text:s/></text:span><text:span text:style-name="T4_85">at</text:span><text:span text:style-name="T4_86"><text:s/></text:span><text:span text:style-name="T4_87">a</text:span><text:span text:style-name="T4_88"><text:s/></text:span><text:span text:style-name="T4_89">higher</text:span><text:span text:style-name="T4_90"><text:s/></text:span><text:span text:style-name="T4_91">level</text:span><text:span text:style-name="T4_92"><text:s/></text:span><text:span text:style-name="T4_93">and</text:span><text:span text:style-name="T4_94"><text:s/></text:span><text:span text:style-name="T4_95">getting</text:span><text:span text:style-name="T4_96"><text:s/></text:span><text:span text:style-name="T4_97">into</text:span><text:span text:style-name="T4_98"><text:s/></text:span><text:span text:style-name="T4_99">the</text:span><text:span text:style-name="T4_100"><text:s/></text:span><text:span text:style-name="T4_101">detail</text:span><text:span text:style-name="T4_102"><text:s/></text:span><text:span text:style-name="T4_103">to</text:span><text:span text:style-name="T4_104"><text:s/></text:span><text:span text:style-name="T4_105">make</text:span><text:span text:style-name="T4_106"><text:s/></text:span><text:span text:style-name="T4_107">things</text:span><text:span text:style-name="T4_108"><text:s/></text:span><text:span text:style-name="T4_109">happen</text:span><text:span text:style-name="T4_110"><text:s/></text:span><text:span text:style-name="T4_111">when</text:span><text:span text:style-name="T4_112"><text:s/></text:span><text:span text:style-name="T4_113">needed</text:span><text:span text:style-name="T4_114">.</text:span></text:p>
      <text:p text:style-name="P5"/>
      <text:p text:style-name="P6"><text:span text:style-name="T6_1">Defining</text:span><text:span text:style-name="T6_2"><text:s/></text:span><text:span text:style-name="T6_3">project</text:span><text:span text:style-name="T6_4"><text:s/></text:span><text:span text:style-name="T6_5">needs</text:span><text:span text:style-name="T6_6"><text:s/></text:span><text:span text:style-name="T6_7">and</text:span><text:span text:style-name="T6_8"><text:s/></text:span><text:span text:style-name="T6_9">feeding</text:span><text:span text:style-name="T6_10"><text:s/></text:span><text:span text:style-name="T6_11">these</text:span><text:span text:style-name="T6_12"><text:s/></text:span><text:span text:style-name="T6_13">into</text:span><text:span text:style-name="T6_14"><text:s/></text:span><text:span text:style-name="T6_15">the</text:span><text:span text:style-name="T6_16"><text:s/></text:span><text:span text:style-name="T6_17">programme</text:span><text:span text:style-name="T6_18">/</text:span><text:span text:style-name="T6_19">portfolio</text:span><text:span text:style-name="T6_20"><text:s/></text:span><text:span text:style-name="T6_21">process</text:span><text:span text:style-name="T6_22"><text:s/></text:span><text:span text:style-name="T6_23">will</text:span><text:span text:style-name="T6_24"><text:s/></text:span><text:span text:style-name="T6_25">enable</text:span><text:span text:style-name="T6_26"><text:s/></text:span><text:span text:style-name="T6_27">resource</text:span><text:span text:style-name="T6_28"><text:s/></text:span><text:span text:style-name="T6_29">to</text:span><text:span text:style-name="T6_30"><text:s/></text:span><text:span text:style-name="T6_31">be</text:span><text:span text:style-name="T6_32"><text:s/></text:span><text:span text:style-name="T6_33">appropriately</text:span><text:span text:style-name="T6_34"><text:s/></text:span><text:span text:style-name="T6_35">allocated</text:span><text:span text:style-name="T6_36">.<text:s/></text:span><text:span text:style-name="T6_37">You</text:span><text:span text:style-name="T6_38"><text:s/></text:span><text:span text:style-name="T6_39">will</text:span><text:span text:style-name="T6_40"><text:s/></text:span><text:span text:style-name="T6_41">be</text:span><text:span text:style-name="T6_42"><text:s/></text:span><text:span text:style-name="T6_43">core</text:span><text:span text:style-name="T6_44"><text:s/></text:span><text:span text:style-name="T6_45">to</text:span><text:span text:style-name="T6_46"><text:s/></text:span><text:span text:style-name="T6_47">decisions</text:span><text:span text:style-name="T6_48"><text:s/></text:span><text:span text:style-name="T6_49">that</text:span><text:span text:style-name="T6_50"><text:s/></text:span><text:span text:style-name="T6_51">build</text:span><text:span text:style-name="T6_52"><text:s/></text:span><text:span text:style-name="T6_53">high</text:span><text:span text:style-name="T6_54"><text:s/></text:span><text:span text:style-name="T6_55">performing</text:span><text:span text:style-name="T6_56"><text:s/></text:span><text:span text:style-name="T6_57">teams</text:span><text:span text:style-name="T6_58">,<text:s/></text:span><text:span text:style-name="T6_59">where</text:span><text:span text:style-name="T6_60"><text:s/></text:span><text:span text:style-name="T6_61">people</text:span><text:span text:style-name="T6_62"><text:s/></text:span><text:span text:style-name="T6_63">are</text:span><text:span text:style-name="T6_64"><text:s/></text:span><text:span text:style-name="T6_65">excited</text:span><text:span text:style-name="T6_66"><text:s/></text:span><text:span text:style-name="T6_67">about</text:span><text:span text:style-name="T6_68"><text:s/></text:span><text:span text:style-name="T6_69">the</text:span><text:span text:style-name="T6_70"><text:s/></text:span><text:span text:style-name="T6_71">work</text:span><text:span text:style-name="T6_72"><text:s/></text:span><text:span text:style-name="T6_73">they</text:span><text:span text:style-name="T6_74"><text:s/></text:span><text:span text:style-name="T6_75">are</text:span><text:span text:style-name="T6_76"><text:s/></text:span><text:span text:style-name="T6_77">undertaking</text:span><text:span text:style-name="T6_78">.</text:span></text:p>
      <text:p text:style-name="P7"/>
      <text:p text:style-name="P8"/>
      <text:p text:style-name="P9"><text:span text:style-name="T9_1">The</text:span><text:span text:style-name="T9_2"><text:s/></text:span><text:span text:style-name="T9_3">main</text:span><text:span text:style-name="T9_4"><text:s/></text:span><text:span text:style-name="T9_5">responsibilities</text:span><text:span text:style-name="T9_6"><text:s/></text:span><text:span text:style-name="T9_7">of</text:span><text:span text:style-name="T9_8"><text:s/></text:span><text:span text:style-name="T9_9">the</text:span><text:span text:style-name="T9_10"><text:s/></text:span><text:span text:style-name="T9_11">post</text:span><text:span text:style-name="T9_12"><text:s/></text:span><text:span text:style-name="T9_13">are</text:span><text:span text:style-name="T9_14">:</text:span></text:p>
      <text:p text:style-name="P10"><text:span text:style-name="T10_1"><text:s/></text:span></text:p>
      <text:p text:style-name="P11"><text:span text:style-name="T11_1">●</text:span><text:span text:style-name="T11_2"><text:s text:c="2"/><text:tab/></text:span><text:span text:style-name="T11_3">Deliver</text:span><text:span text:style-name="T11_4"><text:s/></text:span><text:span text:style-name="T11_5">projects</text:span><text:span text:style-name="T11_6"><text:s/></text:span><text:span text:style-name="T11_7">and</text:span><text:span text:style-name="T11_8"><text:s/></text:span><text:span text:style-name="T11_9">products</text:span><text:span text:style-name="T11_10"><text:s/></text:span><text:span text:style-name="T11_11">using</text:span><text:span text:style-name="T11_12"><text:s/></text:span><text:span text:style-name="T11_13">the</text:span><text:span text:style-name="T11_14"><text:s/></text:span><text:span text:style-name="T11_15">appropriate</text:span><text:span text:style-name="T11_16"><text:s/></text:span><text:span text:style-name="T11_17">agile</text:span><text:span text:style-name="T11_18"><text:s/></text:span><text:span text:style-name="T11_19">project</text:span><text:span text:style-name="T11_20"><text:s/></text:span><text:span text:style-name="T11_21">management</text:span><text:span text:style-name="T11_22"><text:s/></text:span><text:span text:style-name="T11_23">methodology</text:span><text:span text:style-name="T11_24">,<text:s/></text:span><text:span text:style-name="T11_25">learning</text:span><text:span text:style-name="T11_26"><text:s/>&amp;<text:s/></text:span><text:span text:style-name="T11_27">iterating</text:span><text:span text:style-name="T11_28"><text:s/></text:span><text:span text:style-name="T11_29">frequently</text:span></text:p>
      <text:p text:style-name="P12"/>
      <text:p text:style-name="P13"><text:span text:style-name="T13_1">●</text:span><text:span text:style-name="T13_2"><text:s text:c="2"/><text:tab/></text:span><text:span text:style-name="T13_3">Work</text:span><text:span text:style-name="T13_4"><text:s/></text:span><text:span text:style-name="T13_5">with</text:span><text:span text:style-name="T13_6"><text:s/></text:span><text:span text:style-name="T13_7">the</text:span><text:span text:style-name="T13_8"><text:s/></text:span><text:span text:style-name="T13_9">Product</text:span><text:span text:style-name="T13_10"><text:s/></text:span><text:span text:style-name="T13_11">Manager</text:span><text:span text:style-name="T13_12"><text:s/></text:span><text:span text:style-name="T13_13">to</text:span><text:span text:style-name="T13_14"><text:s/></text:span><text:span text:style-name="T13_15">define</text:span><text:span text:style-name="T13_16"><text:s/></text:span><text:span text:style-name="T13_17">the</text:span><text:span text:style-name="T13_18"><text:s/></text:span><text:span text:style-name="T13_19">roadmap</text:span><text:span text:style-name="T13_20"><text:s/></text:span><text:span text:style-name="T13_21">for</text:span><text:span text:style-name="T13_22"><text:s/></text:span><text:span text:style-name="T13_23">any</text:span><text:span text:style-name="T13_24"><text:s/></text:span><text:span text:style-name="T13_25">given</text:span><text:span text:style-name="T13_26"><text:s/></text:span><text:span text:style-name="T13_27">product</text:span><text:span text:style-name="T13_28"><text:s/></text:span><text:span text:style-name="T13_29">and</text:span><text:span text:style-name="T13_30"><text:s/></text:span><text:span text:style-name="T13_31">translate</text:span><text:span text:style-name="T13_32"><text:s/></text:span><text:span text:style-name="T13_33">this</text:span><text:span text:style-name="T13_34"><text:s/></text:span><text:span text:style-name="T13_35">into</text:span><text:span text:style-name="T13_36"><text:s/></text:span><text:span text:style-name="T13_37">user</text:span><text:span text:style-name="T13_38"><text:s/></text:span><text:span text:style-name="T13_39">stories</text:span></text:p>
      <text:p text:style-name="P14"><text:span text:style-name="T14_1"><text:s/></text:span></text:p>
      <text:p text:style-name="P15"><text:span text:style-name="T15_1">●</text:span><text:span text:style-name="T15_2"><text:s text:c="2"/><text:tab/></text:span><text:span text:style-name="T15_3">Lead</text:span><text:span text:style-name="T15_4"><text:s/></text:span><text:span text:style-name="T15_5">the</text:span><text:span text:style-name="T15_6"><text:s/></text:span><text:span text:style-name="T15_7">collaborative</text:span><text:span text:style-name="T15_8">,<text:s/></text:span><text:span text:style-name="T15_9">dynamic</text:span><text:span text:style-name="T15_10"><text:s/></text:span><text:span text:style-name="T15_11">planning</text:span><text:span text:style-name="T15_12"><text:s/></text:span><text:span text:style-name="T15_13">process</text:span><text:span text:style-name="T15_14"><text:s/>-<text:s/></text:span><text:span text:style-name="T15_15">prioritising</text:span><text:span text:style-name="T15_16"><text:s/></text:span><text:span text:style-name="T15_17">the</text:span><text:span text:style-name="T15_18"><text:s/></text:span><text:span text:style-name="T15_19">work</text:span><text:span text:style-name="T15_20"><text:s/></text:span><text:span text:style-name="T15_21">that</text:span><text:span text:style-name="T15_22"><text:s/></text:span><text:span text:style-name="T15_23">needs</text:span><text:span text:style-name="T15_24"><text:s/></text:span><text:span text:style-name="T15_25">to</text:span><text:span text:style-name="T15_26"><text:s/></text:span><text:span text:style-name="T15_27">be</text:span><text:span text:style-name="T15_28"><text:s/></text:span><text:span text:style-name="T15_29">done</text:span><text:span text:style-name="T15_30"><text:s/></text:span><text:span text:style-name="T15_31">against</text:span><text:span text:style-name="T15_32"><text:s/></text:span><text:span text:style-name="T15_33">the</text:span><text:span text:style-name="T15_34"><text:s/></text:span><text:span text:style-name="T15_35">capacity</text:span><text:span text:style-name="T15_36"><text:s/></text:span><text:span text:style-name="T15_37">and</text:span><text:span text:style-name="T15_38"><text:s/></text:span><text:span text:style-name="T15_39">capability</text:span><text:span text:style-name="T15_40"><text:s/></text:span><text:span text:style-name="T15_41">of</text:span><text:span text:style-name="T15_42"><text:s/></text:span><text:span text:style-name="T15_43">the</text:span><text:span text:style-name="T15_44"><text:s/></text:span><text:span text:style-name="T15_45">team</text:span></text:p>
      <text:p text:style-name="P16"><text:span text:style-name="T16_1"><text:s/></text:span></text:p>
      <text:p text:style-name="P17"><text:span text:style-name="T17_1">●</text:span><text:span text:style-name="T17_2"><text:s text:c="2"/><text:tab/></text:span><text:span text:style-name="T17_3">Matrix</text:span><text:span text:style-name="T17_4">-</text:span><text:span text:style-name="T17_5">managing</text:span><text:span text:style-name="T17_6"><text:s/></text:span><text:span text:style-name="T17_7">a</text:span><text:span text:style-name="T17_8"><text:s/></text:span><text:span text:style-name="T17_9">multidisciplinary</text:span><text:span text:style-name="T17_10"><text:s/></text:span><text:span text:style-name="T17_11">team</text:span><text:span text:style-name="T17_12"><text:s/></text:span></text:p>
      <text:p text:style-name="P18"><text:span text:style-name="T18_1"><text:s/></text:span></text:p>
      <text:p text:style-name="P19"><text:span text:style-name="T19_1">●</text:span><text:span text:style-name="T19_2"><text:s text:c="2"/><text:tab/></text:span><text:span text:style-name="T19_3">Ensure</text:span><text:span text:style-name="T19_4"><text:s/></text:span><text:span text:style-name="T19_5">all</text:span><text:span text:style-name="T19_6"><text:s/></text:span><text:span text:style-name="T19_7">products</text:span><text:span text:style-name="T19_8"><text:s/></text:span><text:span text:style-name="T19_9">are</text:span><text:span text:style-name="T19_10"><text:s/></text:span><text:span text:style-name="T19_11">built</text:span><text:span text:style-name="T19_12"><text:s/></text:span><text:span text:style-name="T19_13">to</text:span><text:span text:style-name="T19_14"><text:s/></text:span><text:span text:style-name="T19_15">an</text:span><text:span text:style-name="T19_16"><text:s/></text:span><text:span text:style-name="T19_17">appropriate</text:span><text:span text:style-name="T19_18"><text:s/></text:span><text:span text:style-name="T19_19">level</text:span><text:span text:style-name="T19_20"><text:s/></text:span><text:span text:style-name="T19_21">of</text:span><text:span text:style-name="T19_22"><text:s/></text:span><text:span text:style-name="T19_23">quality</text:span><text:span text:style-name="T19_24"><text:s/></text:span><text:span text:style-name="T19_25">for</text:span><text:span text:style-name="T19_26"><text:s/></text:span><text:span text:style-name="T19_27">the</text:span><text:span text:style-name="T19_28"><text:s/></text:span><text:span text:style-name="T19_29">stage</text:span><text:span text:style-name="T19_30"><text:s/>(</text:span><text:span text:style-name="T19_31">alpha</text:span><text:span text:style-name="T19_32">/</text:span><text:span text:style-name="T19_33">beta</text:span><text:span text:style-name="T19_34">/</text:span><text:span text:style-name="T19_35">production</text:span><text:span text:style-name="T19_36">)</text:span></text:p>
      <text:p text:style-name="P20"/>
      <text:p text:style-name="P21"><text:bookmark-start text:name="h.gjdgxs"/><text:bookmark-end text:name="h.gjdgxs"/><text:span text:style-name="T21_1">●</text:span><text:span text:style-name="T21_2"><text:s text:c="2"/><text:tab/></text:span><text:span text:style-name="T21_3">Actively</text:span><text:span text:style-name="T21_4"><text:s/></text:span><text:span text:style-name="T21_5">participating</text:span><text:span text:style-name="T21_6"><text:s/></text:span><text:span text:style-name="T21_7">in</text:span><text:span text:style-name="T21_8"><text:s/></text:span><text:span text:style-name="T21_9">the</text:span><text:span text:style-name="T21_10"><text:s/></text:span><text:span text:style-name="T21_11">Delivery</text:span><text:span text:style-name="T21_12"><text:s/></text:span><text:span text:style-name="T21_13">Manager</text:span><text:span text:style-name="T21_14"><text:s/></text:span><text:span text:style-name="T21_15">community</text:span><text:span text:style-name="T21_16">,<text:s/></text:span><text:span text:style-name="T21_17">sharing</text:span><text:span text:style-name="T21_18"><text:s/></text:span><text:span text:style-name="T21_19">and</text:span><text:span text:style-name="T21_20"><text:s/></text:span><text:span text:style-name="T21_21">re</text:span><text:span text:style-name="T21_22">-</text:span><text:span text:style-name="T21_23">applying</text:span><text:span text:style-name="T21_24"><text:s/></text:span><text:span text:style-name="T21_25">skills</text:span><text:span text:style-name="T21_26"><text:s/></text:span><text:span text:style-name="T21_27">and</text:span><text:span text:style-name="T21_28"><text:s/></text:span><text:span text:style-name="T21_29">knowledge</text:span><text:span text:style-name="T21_30"><text:s/></text:span><text:span text:style-name="T21_31">and</text:span><text:span text:style-name="T21_32"><text:s/></text:span><text:span text:style-name="T21_33">bringing</text:span><text:span text:style-name="T21_34"><text:s/></text:span><text:span text:style-name="T21_35">in</text:span><text:span text:style-name="T21_36"><text:s/></text:span><text:span text:style-name="T21_37">best</text:span><text:span text:style-name="T21_38"><text:s/></text:span><text:span text:style-name="T21_39">practice</text:span><text:span text:style-name="T21_40">.</text:span></text:p>
      <text:p text:style-name="P22"><text:span text:style-name="T22_1"><text:s/></text:span></text:p>
      <text:p text:style-name="P23"><text:span text:style-name="T23_1"><text:s/></text:span></text:p>
      <text:p text:style-name="P24"/>
      <text:p text:style-name="P25"/>
      <text:p text:style-name="P26"/>
      <text:p text:style-name="P27"/>
      <text:h text:style-name="P28" text:outline-level="10"/>
      <text:h text:style-name="P29" text:outline-level="10"><text:bookmark-start text:name="h.30j0zll"/><text:bookmark-end text:name="h.30j0zll"/></text:h>
      <text:p text:style-name="P30"><text:bookmark-start text:name="h.1fob9te"/><text:bookmark-end text:name="h.1fob9te"/></text:p>
      <text:h text:style-name="P31" text:outline-level="10"><text:bookmark-start text:name="h.3znysh7"/><text:bookmark-end text:name="h.3znysh7"/><text:span text:style-name="T31_1">PERSON</text:span><text:span text:style-name="T31_2"><text:s/></text:span><text:span text:style-name="T31_3">SPECIFICATION</text:span><text:span text:style-name="T31_4"><text:s/>-<text:s/></text:span><text:span text:style-name="T31_5">COMPETENCES</text:span><text:span text:style-name="T31_6">/</text:span><text:span text:style-name="T31_7">SKILLS</text:span><text:span text:style-name="T31_8"><text:s/></text:span><text:span text:style-name="T31_9">REQUIRED</text:span></text:h>
      <text:p text:style-name="P32"/>
      <text:p text:style-name="P33"><text:span text:style-name="T33_1">Setting</text:span><text:span text:style-name="T33_2"><text:s/></text:span><text:span text:style-name="T33_3">Direction</text:span></text:p>
      <text:p text:style-name="P34"/>
      <text:p text:style-name="P35"><text:span text:style-name="T35_1">Changing</text:span><text:span text:style-name="T35_2"><text:s/></text:span><text:span text:style-name="T35_3">and</text:span><text:span text:style-name="T35_4"><text:s/></text:span><text:span text:style-name="T35_5">Improving</text:span></text:p>
      <text:p text:style-name="P36"/>
      <text:p text:style-name="P37"><text:span text:style-name="T37_1">Essential</text:span></text:p>
      <text:list text:style-name="LS1" xml:id="list0">
        <text:list-item>
          <text:p text:style-name="P38"><text:span text:style-name="T38_1">Provide</text:span><text:span text:style-name="T38_2"><text:s/></text:span><text:span text:style-name="T38_3">constructive</text:span><text:span text:style-name="T38_4"><text:s/></text:span><text:span text:style-name="T38_5">challenge</text:span><text:span text:style-name="T38_6"><text:s/></text:span><text:span text:style-name="T38_7">to</text:span><text:span text:style-name="T38_8"><text:s/></text:span><text:span text:style-name="T38_9">senior</text:span><text:span text:style-name="T38_10"><text:s/></text:span><text:span text:style-name="T38_11">management</text:span><text:span text:style-name="T38_12"><text:s/></text:span><text:span text:style-name="T38_13">on</text:span><text:span text:style-name="T38_14"><text:s/></text:span><text:span text:style-name="T38_15">change</text:span><text:span text:style-name="T38_16"><text:s/></text:span><text:span text:style-name="T38_17">proposals</text:span><text:span text:style-name="T38_18"><text:s/></text:span><text:span text:style-name="T38_19">which</text:span><text:span text:style-name="T38_20"><text:s/></text:span><text:span text:style-name="T38_21">will</text:span><text:span text:style-name="T38_22"><text:s/></text:span><text:span text:style-name="T38_23">affect</text:span><text:span text:style-name="T38_24"><text:s/></text:span><text:span text:style-name="T38_25">own</text:span><text:span text:style-name="T38_26"><text:s/></text:span><text:span text:style-name="T38_27">business</text:span><text:span text:style-name="T38_28"><text:s/></text:span><text:span text:style-name="T38_29">area</text:span></text:p>
        </text:list-item>
        <text:list-item>
          <text:p text:style-name="P39"><text:span text:style-name="T39_1">Spot</text:span><text:span text:style-name="T39_2"><text:s/></text:span><text:span text:style-name="T39_3">warning</text:span><text:span text:style-name="T39_4"><text:s/></text:span><text:span text:style-name="T39_5">signs</text:span><text:span text:style-name="T39_6"><text:s/></text:span><text:span text:style-name="T39_7">of</text:span><text:span text:style-name="T39_8"><text:s/></text:span><text:span text:style-name="T39_9">things</text:span><text:span text:style-name="T39_10"><text:s/></text:span><text:span text:style-name="T39_11">going</text:span><text:span text:style-name="T39_12"><text:s/></text:span><text:span text:style-name="T39_13">wrong</text:span><text:span text:style-name="T39_14"><text:s/></text:span><text:span text:style-name="T39_15">and</text:span><text:span text:style-name="T39_16"><text:s/></text:span><text:span text:style-name="T39_17">provide</text:span><text:span text:style-name="T39_18"><text:s/></text:span><text:span text:style-name="T39_19">a</text:span><text:span text:style-name="T39_20"><text:s/></text:span><text:span text:style-name="T39_21">decisive</text:span><text:span text:style-name="T39_22"><text:s/></text:span><text:span text:style-name="T39_23">response</text:span><text:span text:style-name="T39_24"><text:s/></text:span><text:span text:style-name="T39_25">to</text:span><text:span text:style-name="T39_26"><text:s/></text:span><text:span text:style-name="T39_27">significant</text:span><text:span text:style-name="T39_28"><text:s/></text:span><text:span text:style-name="T39_29">delivery</text:span><text:span text:style-name="T39_30"><text:s/></text:span><text:span text:style-name="T39_31">challenges</text:span></text:p>
        </text:list-item>
        <text:list-item>
          <text:p text:style-name="P40"><text:span text:style-name="T40_1">Encourage</text:span><text:span text:style-name="T40_2"><text:s/></text:span><text:span text:style-name="T40_3">a</text:span><text:span text:style-name="T40_4"><text:s/></text:span><text:span text:style-name="T40_5">culture</text:span><text:span text:style-name="T40_6"><text:s/></text:span><text:span text:style-name="T40_7">of</text:span><text:span text:style-name="T40_8"><text:s/></text:span><text:span text:style-name="T40_9">innovation</text:span><text:span text:style-name="T40_10"><text:s/></text:span><text:span text:style-name="T40_11">focused</text:span><text:span text:style-name="T40_12"><text:s/></text:span><text:span text:style-name="T40_13">on</text:span><text:span text:style-name="T40_14"><text:s/></text:span><text:span text:style-name="T40_15">adding</text:span><text:span text:style-name="T40_16"><text:s/></text:span><text:span text:style-name="T40_17">value</text:span><text:span text:style-name="T40_18"><text:s/>–<text:s/></text:span><text:span text:style-name="T40_19">give</text:span><text:span text:style-name="T40_20"><text:s/></text:span><text:span text:style-name="T40_21">people</text:span><text:span text:style-name="T40_22"><text:s/></text:span><text:span text:style-name="T40_23">space</text:span><text:span text:style-name="T40_24"><text:s/></text:span><text:span text:style-name="T40_25">to</text:span><text:span text:style-name="T40_26"><text:s/></text:span><text:span text:style-name="T40_27">think</text:span><text:span text:style-name="T40_28"><text:s/></text:span><text:span text:style-name="T40_29">creatively</text:span></text:p>
        </text:list-item>
      </text:list>
      <text:p text:style-name="P41"><text:span text:style-name="T41_1"><text:s text:c="8"/></text:span></text:p>
      <text:p text:style-name="P42"><text:span text:style-name="T42_1"><text:s text:c="8"/></text:span></text:p>
      <text:p text:style-name="P43"><text:span text:style-name="T43_1">Making</text:span><text:span text:style-name="T43_2"><text:s/></text:span><text:span text:style-name="T43_3">Effective</text:span><text:span text:style-name="T43_4"><text:s/></text:span><text:span text:style-name="T43_5">Decisions</text:span></text:p>
      <text:p text:style-name="P44"/>
      <text:p text:style-name="P45"><text:span text:style-name="T45_1">Essential</text:span></text:p>
      <text:list text:style-name="LS2" xml:id="list3">
        <text:list-item>
          <text:p text:style-name="P46"><text:span text:style-name="T46_1">Analyse</text:span><text:span text:style-name="T46_2"><text:s/></text:span><text:span text:style-name="T46_3">and</text:span><text:span text:style-name="T46_4"><text:s/></text:span><text:span text:style-name="T46_5">evaluate</text:span><text:span text:style-name="T46_6"><text:s/></text:span><text:span text:style-name="T46_7">pros</text:span><text:span text:style-name="T46_8"><text:s/></text:span><text:span text:style-name="T46_9">and</text:span><text:span text:style-name="T46_10"><text:s/></text:span><text:span text:style-name="T46_11">cons</text:span><text:span text:style-name="T46_12"><text:s/></text:span><text:span text:style-name="T46_13">and</text:span><text:span text:style-name="T46_14"><text:s/></text:span><text:span text:style-name="T46_15">identify</text:span><text:span text:style-name="T46_16"><text:s/></text:span><text:span text:style-name="T46_17">risks</text:span><text:span text:style-name="T46_18"><text:s/></text:span><text:span text:style-name="T46_19">in</text:span><text:span text:style-name="T46_20"><text:s/></text:span><text:span text:style-name="T46_21">order</text:span><text:span text:style-name="T46_22"><text:s/></text:span><text:span text:style-name="T46_23">to</text:span><text:span text:style-name="T46_24"><text:s/></text:span><text:span text:style-name="T46_25">make</text:span><text:span text:style-name="T46_26"><text:s/></text:span><text:span text:style-name="T46_27">decisions</text:span><text:span text:style-name="T46_28"><text:s/></text:span><text:span text:style-name="T46_29">that</text:span><text:span text:style-name="T46_30"><text:s/></text:span><text:span text:style-name="T46_31">take</text:span><text:span text:style-name="T46_32"><text:s/></text:span><text:span text:style-name="T46_33">account</text:span><text:span text:style-name="T46_34"><text:s/></text:span><text:span text:style-name="T46_35">of</text:span><text:span text:style-name="T46_36"><text:s/></text:span><text:span text:style-name="T46_37">the</text:span><text:span text:style-name="T46_38"><text:s/></text:span><text:span text:style-name="T46_39">wider</text:span><text:span text:style-name="T46_40"><text:s/></text:span><text:span text:style-name="T46_41">context</text:span><text:span text:style-name="T46_42">,<text:s/></text:span><text:span text:style-name="T46_43">including</text:span><text:span text:style-name="T46_44"><text:s/></text:span><text:span text:style-name="T46_45">diversity</text:span><text:span text:style-name="T46_46"><text:s/></text:span><text:span text:style-name="T46_47">and</text:span><text:span text:style-name="T46_48"><text:s/></text:span><text:span text:style-name="T46_49">sustainability</text:span></text:p>
        </text:list-item>
        <text:list-item>
          <text:p text:style-name="P47"><text:span text:style-name="T47_1">Identify</text:span><text:span text:style-name="T47_2"><text:s/></text:span><text:span text:style-name="T47_3">the</text:span><text:span text:style-name="T47_4"><text:s/></text:span><text:span text:style-name="T47_5">main</text:span><text:span text:style-name="T47_6"><text:s/></text:span><text:span text:style-name="T47_7">issues</text:span><text:span text:style-name="T47_8"><text:s/></text:span><text:span text:style-name="T47_9">in</text:span><text:span text:style-name="T47_10"><text:s/></text:span><text:span text:style-name="T47_11">complex</text:span><text:span text:style-name="T47_12"><text:s/></text:span><text:span text:style-name="T47_13">problems</text:span><text:span text:style-name="T47_14">,<text:s/></text:span><text:span text:style-name="T47_15">clarify</text:span><text:span text:style-name="T47_16"><text:s/></text:span><text:span text:style-name="T47_17">understanding</text:span><text:span text:style-name="T47_18"><text:s/></text:span><text:span text:style-name="T47_19">or</text:span><text:span text:style-name="T47_20"><text:s/></text:span><text:span text:style-name="T47_21">stakeholder</text:span><text:span text:style-name="T47_22"><text:s/></text:span><text:span text:style-name="T47_23">expectations</text:span><text:span text:style-name="T47_24">,<text:s/></text:span><text:span text:style-name="T47_25">to</text:span><text:span text:style-name="T47_26"><text:s/></text:span><text:span text:style-name="T47_27">seek</text:span><text:span text:style-name="T47_28"><text:s/></text:span><text:span text:style-name="T47_29">best</text:span><text:span text:style-name="T47_30"><text:s/></text:span><text:span text:style-name="T47_31">option</text:span></text:p>
        </text:list-item>
        <text:list-item>
          <text:p text:style-name="P48"><text:span text:style-name="T48_1">Make</text:span><text:span text:style-name="T48_2"><text:s/></text:span><text:span text:style-name="T48_3">difficult</text:span><text:span text:style-name="T48_4"><text:s/></text:span><text:span text:style-name="T48_5">decisions</text:span><text:span text:style-name="T48_6"><text:s/></text:span><text:span text:style-name="T48_7">by</text:span><text:span text:style-name="T48_8"><text:s/></text:span><text:span text:style-name="T48_9">pragmatically</text:span><text:span text:style-name="T48_10"><text:s/></text:span><text:span text:style-name="T48_11">weighing</text:span><text:span text:style-name="T48_12"><text:s/></text:span><text:span text:style-name="T48_13">the</text:span><text:span text:style-name="T48_14"><text:s/></text:span><text:span text:style-name="T48_15">complexities</text:span><text:span text:style-name="T48_16"><text:s/></text:span><text:span text:style-name="T48_17">involved</text:span><text:span text:style-name="T48_18"><text:s/></text:span><text:span text:style-name="T48_19">against</text:span><text:span text:style-name="T48_20"><text:s/></text:span><text:span text:style-name="T48_21">the</text:span><text:span text:style-name="T48_22"><text:s/></text:span><text:span text:style-name="T48_23">need</text:span><text:span text:style-name="T48_24"><text:s/></text:span><text:span text:style-name="T48_25">to</text:span><text:span text:style-name="T48_26"><text:s/></text:span><text:span text:style-name="T48_27">act</text:span></text:p>
        </text:list-item>
        <text:list-item>
          <text:p text:style-name="P49"><text:span text:style-name="T49_1">Push</text:span><text:span text:style-name="T49_2"><text:s/></text:span><text:span text:style-name="T49_3">decision</text:span><text:span text:style-name="T49_4"><text:s/></text:span><text:span text:style-name="T49_5">making</text:span><text:span text:style-name="T49_6"><text:s/></text:span><text:span text:style-name="T49_7">to</text:span><text:span text:style-name="T49_8"><text:s/></text:span><text:span text:style-name="T49_9">the</text:span><text:span text:style-name="T49_10"><text:s/></text:span><text:span text:style-name="T49_11">right</text:span><text:span text:style-name="T49_12"><text:s/></text:span><text:span text:style-name="T49_13">level</text:span><text:span text:style-name="T49_14"><text:s/></text:span><text:span text:style-name="T49_15">within</text:span><text:span text:style-name="T49_16"><text:s/></text:span><text:span text:style-name="T49_17">their</text:span><text:span text:style-name="T49_18"><text:s/></text:span><text:span text:style-name="T49_19">teams</text:span><text:span text:style-name="T49_20">,<text:s/></text:span><text:span text:style-name="T49_21">not</text:span><text:span text:style-name="T49_22"><text:s/></text:span><text:span text:style-name="T49_23">allow</text:span><text:span text:style-name="T49_24"><text:s/></text:span><text:span text:style-name="T49_25">unnecessary</text:span><text:span text:style-name="T49_26"><text:s/></text:span><text:span text:style-name="T49_27">bureaucracy</text:span><text:span text:style-name="T49_28"><text:s/></text:span><text:span text:style-name="T49_29">and</text:span><text:span text:style-name="T49_30"><text:s/></text:span><text:span text:style-name="T49_31">structure</text:span><text:span text:style-name="T49_32"><text:s/></text:span><text:span text:style-name="T49_33">to</text:span><text:span text:style-name="T49_34"><text:s/></text:span><text:span text:style-name="T49_35">suppress</text:span><text:span text:style-name="T49_36"><text:s/></text:span><text:span text:style-name="T49_37">innovation</text:span><text:span text:style-name="T49_38"><text:s/></text:span><text:span text:style-name="T49_39">and</text:span><text:span text:style-name="T49_40"><text:s/></text:span><text:span text:style-name="T49_41">delivery</text:span></text:p>
        </text:list-item>
      </text:list>
      <text:p text:style-name="P50"/>
      <text:p text:style-name="P51"><text:span text:style-name="T51_1">DELIVERING</text:span><text:span text:style-name="T51_2"><text:s/></text:span><text:span text:style-name="T51_3">RESULTS</text:span></text:p>
      <text:p text:style-name="P52"/>
      <text:p text:style-name="P53"><text:span text:style-name="T53_1">Managing</text:span><text:span text:style-name="T53_2"><text:s/></text:span><text:span text:style-name="T53_3">a</text:span><text:span text:style-name="T53_4"><text:s/></text:span><text:span text:style-name="T53_5">Quality</text:span><text:span text:style-name="T53_6"><text:s/></text:span><text:span text:style-name="T53_7">Service</text:span></text:p>
      <text:p text:style-name="P54"/>
      <text:p text:style-name="P55"><text:span text:style-name="T55_1">Essential</text:span></text:p>
      <text:list text:style-name="LS3" xml:id="list7">
        <text:list-item>
          <text:p text:style-name="P56"><text:span text:style-name="T56_1">Make</text:span><text:span text:style-name="T56_2"><text:s/></text:span><text:span text:style-name="T56_3">clear</text:span><text:span text:style-name="T56_4">,<text:s/></text:span><text:span text:style-name="T56_5">pragmatic</text:span><text:span text:style-name="T56_6"><text:s/></text:span><text:span text:style-name="T56_7">and</text:span><text:span text:style-name="T56_8"><text:s/></text:span><text:span text:style-name="T56_9">manageable</text:span><text:span text:style-name="T56_10"><text:s/></text:span><text:span text:style-name="T56_11">plans</text:span><text:span text:style-name="T56_12"><text:s/></text:span><text:span text:style-name="T56_13">for</text:span><text:span text:style-name="T56_14"><text:s/></text:span><text:span text:style-name="T56_15">service</text:span><text:span text:style-name="T56_16"><text:s/></text:span><text:span text:style-name="T56_17">delivery</text:span><text:span text:style-name="T56_18"><text:s/></text:span><text:span text:style-name="T56_19">using</text:span><text:span text:style-name="T56_20"><text:s/></text:span><text:span text:style-name="T56_21">programme</text:span><text:span text:style-name="T56_22"><text:s/></text:span><text:span text:style-name="T56_23">and</text:span><text:span text:style-name="T56_24"><text:s/></text:span><text:span text:style-name="T56_25">project</text:span><text:span text:style-name="T56_26"><text:s/></text:span><text:span text:style-name="T56_27">management</text:span><text:span text:style-name="T56_28"><text:s/></text:span><text:span text:style-name="T56_29">disciplines</text:span></text:p>
        </text:list-item>
        <text:list-item>
          <text:p text:style-name="P57"><text:span text:style-name="T57_1">Exemplify</text:span><text:span text:style-name="T57_2"><text:s/></text:span><text:span text:style-name="T57_3">positive</text:span><text:span text:style-name="T57_4"><text:s/></text:span><text:span text:style-name="T57_5">customer</text:span><text:span text:style-name="T57_6"><text:s/></text:span><text:span text:style-name="T57_7">service</text:span><text:span text:style-name="T57_8"><text:s/></text:span><text:span text:style-name="T57_9">behaviours</text:span><text:span text:style-name="T57_10"><text:s/></text:span><text:span text:style-name="T57_11">and</text:span><text:span text:style-name="T57_12"><text:s/></text:span><text:span text:style-name="T57_13">promote</text:span><text:span text:style-name="T57_14"><text:s/></text:span><text:span text:style-name="T57_15">a</text:span><text:span text:style-name="T57_16"><text:s/></text:span><text:span text:style-name="T57_17">culture</text:span><text:span text:style-name="T57_18"><text:s/></text:span><text:span text:style-name="T57_19">focused</text:span><text:span text:style-name="T57_20"><text:s/></text:span><text:span text:style-name="T57_21">on</text:span><text:span text:style-name="T57_22"><text:s/></text:span><text:span text:style-name="T57_23">ensuring</text:span><text:span text:style-name="T57_24"><text:s/></text:span><text:span text:style-name="T57_25">customer</text:span><text:span text:style-name="T57_26"><text:s/></text:span><text:span text:style-name="T57_27">needs</text:span><text:span text:style-name="T57_28"><text:s/></text:span><text:span text:style-name="T57_29">are</text:span><text:span text:style-name="T57_30"><text:s/></text:span><text:span text:style-name="T57_31">met</text:span></text:p>
        </text:list-item>
        <text:list-item>
          <text:p text:style-name="P58"><text:span text:style-name="T58_1">Establish</text:span><text:span text:style-name="T58_2"><text:s/></text:span><text:span text:style-name="T58_3">how</text:span><text:span text:style-name="T58_4"><text:s/></text:span><text:span text:style-name="T58_5">the</text:span><text:span text:style-name="T58_6"><text:s/></text:span><text:span text:style-name="T58_7">business</text:span><text:span text:style-name="T58_8"><text:s/></text:span><text:span text:style-name="T58_9">area</text:span><text:span text:style-name="T58_10"><text:s/></text:span><text:span text:style-name="T58_11">compares</text:span><text:span text:style-name="T58_12"><text:s/></text:span><text:span text:style-name="T58_13">to</text:span><text:span text:style-name="T58_14"><text:s/></text:span><text:span text:style-name="T58_15">customer</text:span><text:span text:style-name="T58_16"><text:s/></text:span><text:span text:style-name="T58_17">service</text:span><text:span text:style-name="T58_18"><text:s/></text:span><text:span text:style-name="T58_19">expectations</text:span><text:span text:style-name="T58_20"><text:s/></text:span><text:span text:style-name="T58_21">and</text:span><text:span text:style-name="T58_22"><text:s/></text:span><text:span text:style-name="T58_23">industry</text:span><text:span text:style-name="T58_24"><text:s/></text:span><text:span text:style-name="T58_25">best</text:span><text:span text:style-name="T58_26"><text:s/></text:span><text:span text:style-name="T58_27">practice</text:span><text:span text:style-name="T58_28"><text:s/></text:span><text:span text:style-name="T58_29">and</text:span><text:span text:style-name="T58_30"><text:s/></text:span><text:span text:style-name="T58_31">identify</text:span><text:span text:style-name="T58_32"><text:s/></text:span><text:span text:style-name="T58_33">necessary</text:span><text:span text:style-name="T58_34"><text:s/></text:span><text:span text:style-name="T58_35">improvements</text:span><text:span text:style-name="T58_36"><text:s/></text:span><text:span text:style-name="T58_37">in</text:span><text:span text:style-name="T58_38"><text:s/></text:span><text:span text:style-name="T58_39">plans</text:span></text:p>
        </text:list-item>
      </text:list>
      <text:p text:style-name="P59"/>
      <text:p text:style-name="P60"/>
      <text:p text:style-name="P61"><text:span text:style-name="T61_1">Delivering</text:span><text:span text:style-name="T61_2"><text:s/></text:span><text:span text:style-name="T61_3">at</text:span><text:span text:style-name="T61_4"><text:s/></text:span><text:span text:style-name="T61_5">Pace</text:span></text:p>
      <text:p text:style-name="P62"/>
      <text:p text:style-name="P63"><text:span text:style-name="T63_1">Essential</text:span></text:p>
      <text:list text:style-name="LS4" xml:id="list10">
        <text:list-item>
          <text:p text:style-name="P64"><text:span text:style-name="T64_1">Get</text:span><text:span text:style-name="T64_2"><text:s/></text:span><text:span text:style-name="T64_3">the</text:span><text:span text:style-name="T64_4"><text:s/></text:span><text:span text:style-name="T64_5">best</text:span><text:span text:style-name="T64_6"><text:s/></text:span><text:span text:style-name="T64_7">out</text:span><text:span text:style-name="T64_8"><text:s/></text:span><text:span text:style-name="T64_9">of</text:span><text:span text:style-name="T64_10"><text:s/></text:span><text:span text:style-name="T64_11">people</text:span><text:span text:style-name="T64_12"><text:s/></text:span><text:span text:style-name="T64_13">by</text:span><text:span text:style-name="T64_14"><text:s/></text:span><text:span text:style-name="T64_15">giving</text:span><text:span text:style-name="T64_16"><text:s/></text:span><text:span text:style-name="T64_17">enthusiastic</text:span><text:span text:style-name="T64_18"><text:s/></text:span><text:span text:style-name="T64_19">and</text:span><text:span text:style-name="T64_20"><text:s/></text:span><text:span text:style-name="T64_21">encouraging</text:span><text:span text:style-name="T64_22"><text:s/></text:span><text:span text:style-name="T64_23">messages</text:span><text:span text:style-name="T64_24"><text:s/></text:span><text:span text:style-name="T64_25">about</text:span><text:span text:style-name="T64_26"><text:s/></text:span><text:span text:style-name="T64_27">priorities</text:span><text:span text:style-name="T64_28">,<text:s/></text:span><text:span text:style-name="T64_29">objectives</text:span><text:span text:style-name="T64_30"><text:s/></text:span><text:span text:style-name="T64_31">and</text:span><text:span text:style-name="T64_32"><text:s/></text:span><text:span text:style-name="T64_33">expectations</text:span></text:p>
        </text:list-item>
        <text:list-item>
          <text:p text:style-name="P65"><text:span text:style-name="T65_1">Adopt</text:span><text:span text:style-name="T65_2"><text:s/></text:span><text:span text:style-name="T65_3">clear</text:span><text:span text:style-name="T65_4"><text:s/></text:span><text:span text:style-name="T65_5">processes</text:span><text:span text:style-name="T65_6"><text:s/></text:span><text:span text:style-name="T65_7">for</text:span><text:span text:style-name="T65_8"><text:s/></text:span><text:span text:style-name="T65_9">managing</text:span><text:span text:style-name="T65_10"><text:s/></text:span><text:span text:style-name="T65_11">at</text:span><text:span text:style-name="T65_12"><text:s/></text:span><text:span text:style-name="T65_13">all</text:span><text:span text:style-name="T65_14"><text:s/></text:span><text:span text:style-name="T65_15">levels</text:span></text:p>
        </text:list-item>
        <text:list-item>
          <text:p text:style-name="P66"><text:span text:style-name="T66_1">Review</text:span><text:span text:style-name="T66_2">,<text:s/></text:span><text:span text:style-name="T66_3">challenge</text:span><text:span text:style-name="T66_4"><text:s/></text:span><text:span text:style-name="T66_5">and</text:span><text:span text:style-name="T66_6"><text:s/></text:span><text:span text:style-name="T66_7">adjust</text:span><text:span text:style-name="T66_8"><text:s/></text:span><text:span text:style-name="T66_9">performance</text:span><text:span text:style-name="T66_10"><text:s/></text:span><text:span text:style-name="T66_11">levels</text:span><text:span text:style-name="T66_12"><text:s/></text:span><text:span text:style-name="T66_13">to</text:span><text:span text:style-name="T66_14"><text:s/></text:span><text:span text:style-name="T66_15">ensure</text:span><text:span text:style-name="T66_16"><text:s/></text:span><text:span text:style-name="T66_17">quality</text:span><text:span text:style-name="T66_18"><text:s/></text:span><text:span text:style-name="T66_19">outcomes</text:span><text:span text:style-name="T66_20"><text:s/></text:span><text:span text:style-name="T66_21">are</text:span><text:span text:style-name="T66_22"><text:s/></text:span><text:span text:style-name="T66_23">delivered</text:span><text:span text:style-name="T66_24"><text:s/></text:span><text:span text:style-name="T66_25">on</text:span><text:span text:style-name="T66_26"><text:s/></text:span><text:span text:style-name="T66_27">time</text:span><text:span text:style-name="T66_28"><text:s/></text:span><text:span text:style-name="T66_29">rewarding</text:span><text:span text:style-name="T66_30"><text:s/></text:span><text:span text:style-name="T66_31">success</text:span></text:p>
        </text:list-item>
        <text:list-item>
          <text:p text:style-name="P67"><text:span text:style-name="T67_1">Maintain</text:span><text:span text:style-name="T67_2"><text:s/></text:span><text:span text:style-name="T67_3">effective</text:span><text:span text:style-name="T67_4"><text:s/></text:span><text:span text:style-name="T67_5">performance</text:span><text:span text:style-name="T67_6"><text:s/></text:span><text:span text:style-name="T67_7">in</text:span><text:span text:style-name="T67_8"><text:s/></text:span><text:span text:style-name="T67_9">difficult</text:span><text:span text:style-name="T67_10"><text:s/></text:span><text:span text:style-name="T67_11">and</text:span><text:span text:style-name="T67_12"><text:s/></text:span><text:span text:style-name="T67_13">challenging</text:span><text:span text:style-name="T67_14"><text:s/></text:span><text:span text:style-name="T67_15">circumstances</text:span><text:span text:style-name="T67_16">,<text:s/></text:span><text:span text:style-name="T67_17">encouraging</text:span><text:span text:style-name="T67_18"><text:s/></text:span><text:span text:style-name="T67_19">others</text:span><text:span text:style-name="T67_20"><text:s/></text:span><text:span text:style-name="T67_21">to</text:span><text:span text:style-name="T67_22"><text:s/></text:span><text:span text:style-name="T67_23">do</text:span><text:span text:style-name="T67_24"><text:s/></text:span><text:span text:style-name="T67_25">the</text:span><text:span text:style-name="T67_26"><text:s/></text:span><text:span text:style-name="T67_27">same</text:span></text:p>
        </text:list-item>
      </text:list>
      <text:p text:style-name="P68"><text:span text:style-name="T68_1"><text:s text:c="16"/></text:span></text:p>
      <text:p text:style-name="P69"><text:span text:style-name="T69_1">ENGAGING</text:span><text:span text:style-name="T69_2"><text:s/></text:span><text:span text:style-name="T69_3">PEOPLE</text:span></text:p>
      <text:p text:style-name="P70"/>
      <text:p text:style-name="P71"><text:span text:style-name="T71_1">Leading</text:span><text:span text:style-name="T71_2"><text:s/></text:span><text:span text:style-name="T71_3">and</text:span><text:span text:style-name="T71_4"><text:s/></text:span><text:span text:style-name="T71_5">Communicating</text:span></text:p>
      <text:p text:style-name="P72"/>
      <text:p text:style-name="P73"><text:span text:style-name="T73_1">Essential</text:span></text:p>
      <text:list text:style-name="LS5" xml:id="list14">
        <text:list-item>
          <text:p text:style-name="P74"><text:span text:style-name="T74_1">Be</text:span><text:span text:style-name="T74_2"><text:s/></text:span><text:span text:style-name="T74_3">visible</text:span><text:span text:style-name="T74_4"><text:s/></text:span><text:span text:style-name="T74_5">to</text:span><text:span text:style-name="T74_6"><text:s/></text:span><text:span text:style-name="T74_7">staff</text:span><text:span text:style-name="T74_8"><text:s/></text:span><text:span text:style-name="T74_9">and</text:span><text:span text:style-name="T74_10"><text:s/></text:span><text:span text:style-name="T74_11">stakeholders</text:span><text:span text:style-name="T74_12"><text:s/></text:span><text:span text:style-name="T74_13">and</text:span><text:span text:style-name="T74_14"><text:s/></text:span><text:span text:style-name="T74_15">regularly</text:span><text:span text:style-name="T74_16"><text:s/></text:span><text:span text:style-name="T74_17">undertake</text:span><text:span text:style-name="T74_18"><text:s/></text:span><text:span text:style-name="T74_19">activities</text:span><text:span text:style-name="T74_20"><text:s/></text:span><text:span text:style-name="T74_21">to</text:span><text:span text:style-name="T74_22"><text:s/></text:span><text:span text:style-name="T74_23">engage</text:span><text:span text:style-name="T74_24"><text:s/></text:span><text:span text:style-name="T74_25">and</text:span><text:span text:style-name="T74_26"><text:s/></text:span><text:span text:style-name="T74_27">build</text:span><text:span text:style-name="T74_28"><text:s/></text:span><text:span text:style-name="T74_29">trust</text:span><text:span text:style-name="T74_30"><text:s/></text:span><text:span text:style-name="T74_31">with</text:span><text:span text:style-name="T74_32"><text:s/></text:span><text:span text:style-name="T74_33">people</text:span><text:span text:style-name="T74_34"><text:s/></text:span><text:span text:style-name="T74_35">involved</text:span><text:span text:style-name="T74_36"><text:s/></text:span><text:span text:style-name="T74_37">in</text:span><text:span text:style-name="T74_38"><text:s/></text:span><text:span text:style-name="T74_39">area</text:span><text:span text:style-name="T74_40"><text:s/></text:span><text:span text:style-name="T74_41">of</text:span><text:span text:style-name="T74_42"><text:s/></text:span><text:span text:style-name="T74_43">work</text:span></text:p>
        </text:list-item>
        <text:list-item>
          <text:p text:style-name="P75"><text:span text:style-name="T75_1">Confidently</text:span><text:span text:style-name="T75_2"><text:s/></text:span><text:span text:style-name="T75_3">engage</text:span><text:span text:style-name="T75_4"><text:s/></text:span><text:span text:style-name="T75_5">with</text:span><text:span text:style-name="T75_6"><text:s/></text:span><text:span text:style-name="T75_7">stakeholders</text:span><text:span text:style-name="T75_8"><text:s/></text:span><text:span text:style-name="T75_9">and</text:span><text:span text:style-name="T75_10"><text:s/></text:span><text:span text:style-name="T75_11">colleagues</text:span><text:span text:style-name="T75_12"><text:s/></text:span><text:span text:style-name="T75_13">at</text:span><text:span text:style-name="T75_14"><text:s/></text:span><text:span text:style-name="T75_15">all</text:span><text:span text:style-name="T75_16"><text:s/></text:span><text:span text:style-name="T75_17">levels</text:span><text:span text:style-name="T75_18"><text:s/></text:span><text:span text:style-name="T75_19">to</text:span><text:span text:style-name="T75_20"><text:s/></text:span><text:span text:style-name="T75_21">generate</text:span><text:span text:style-name="T75_22"><text:s/></text:span><text:span text:style-name="T75_23">commitment</text:span><text:span text:style-name="T75_24"><text:s/></text:span><text:span text:style-name="T75_25">to</text:span><text:span text:style-name="T75_26"><text:s/></text:span><text:span text:style-name="T75_27">goals</text:span></text:p>
        </text:list-item>
        <text:list-item>
          <text:p text:style-name="P76"><text:span text:style-name="T76_1">Clarify</text:span><text:span text:style-name="T76_2"><text:s/></text:span><text:span text:style-name="T76_3">strategies</text:span><text:span text:style-name="T76_4"><text:s/></text:span><text:span text:style-name="T76_5">and</text:span><text:span text:style-name="T76_6"><text:s/></text:span><text:span text:style-name="T76_7">plans</text:span><text:span text:style-name="T76_8">,<text:s/></text:span><text:span text:style-name="T76_9">giving</text:span><text:span text:style-name="T76_10"><text:s/></text:span><text:span text:style-name="T76_11">clear</text:span><text:span text:style-name="T76_12"><text:s/></text:span><text:span text:style-name="T76_13">sense</text:span><text:span text:style-name="T76_14"><text:s/></text:span><text:span text:style-name="T76_15">of</text:span><text:span text:style-name="T76_16"><text:s/></text:span><text:span text:style-name="T76_17">direction</text:span><text:span text:style-name="T76_18"><text:s/></text:span><text:span text:style-name="T76_19">and</text:span><text:span text:style-name="T76_20"><text:s/></text:span><text:span text:style-name="T76_21">purpose</text:span><text:span text:style-name="T76_22"><text:s/></text:span><text:span text:style-name="T76_23">for</text:span><text:span text:style-name="T76_24"><text:s/></text:span><text:span text:style-name="T76_25">self</text:span><text:span text:style-name="T76_26"><text:s/></text:span><text:span text:style-name="T76_27">and</text:span><text:span text:style-name="T76_28"><text:s/></text:span><text:span text:style-name="T76_29">team</text:span></text:p>
        </text:list-item>
      </text:list>
      <text:p text:style-name="P77"/>
      <text:p text:style-name="P78"><text:span text:style-name="T78_1">Collaborating</text:span><text:span text:style-name="T78_2"><text:s/></text:span><text:span text:style-name="T78_3">and</text:span><text:span text:style-name="T78_4"><text:s/></text:span><text:span text:style-name="T78_5">Partnering</text:span></text:p>
      <text:p text:style-name="P79"/>
      <text:p text:style-name="P80"><text:span text:style-name="T80_1">Essential</text:span></text:p>
      <text:list text:style-name="LS6" xml:id="list17">
        <text:list-item>
          <text:p text:style-name="P81"><text:span text:style-name="T81_1">Actively</text:span><text:span text:style-name="T81_2"><text:s/></text:span><text:span text:style-name="T81_3">build</text:span><text:span text:style-name="T81_4"><text:s/></text:span><text:span text:style-name="T81_5">and</text:span><text:span text:style-name="T81_6"><text:s/></text:span><text:span text:style-name="T81_7">maintain</text:span><text:span text:style-name="T81_8"><text:s/></text:span><text:span text:style-name="T81_9">a</text:span><text:span text:style-name="T81_10"><text:s/></text:span><text:span text:style-name="T81_11">network</text:span><text:span text:style-name="T81_12"><text:s/></text:span><text:span text:style-name="T81_13">of</text:span><text:span text:style-name="T81_14"><text:s/></text:span><text:span text:style-name="T81_15">colleagues</text:span><text:span text:style-name="T81_16"><text:s/></text:span><text:span text:style-name="T81_17">and</text:span><text:span text:style-name="T81_18"><text:s/></text:span><text:span text:style-name="T81_19">contacts</text:span><text:span text:style-name="T81_20"><text:s/></text:span><text:span text:style-name="T81_21">to</text:span><text:span text:style-name="T81_22"><text:s/></text:span><text:span text:style-name="T81_23">achieve</text:span><text:span text:style-name="T81_24"><text:s/></text:span><text:span text:style-name="T81_25">progress</text:span><text:span text:style-name="T81_26"><text:s/></text:span><text:span text:style-name="T81_27">on</text:span><text:span text:style-name="T81_28"><text:s/></text:span><text:span text:style-name="T81_29">objectives</text:span><text:span text:style-name="T81_30"><text:s/></text:span><text:span text:style-name="T81_31">and</text:span><text:span text:style-name="T81_32"><text:s/></text:span><text:span text:style-name="T81_33">shared</text:span><text:span text:style-name="T81_34"><text:s/></text:span><text:span text:style-name="T81_35">interests</text:span></text:p>
        </text:list-item>
        <text:list-item>
          <text:p text:style-name="P82"><text:span text:style-name="T82_1">Encourage</text:span><text:span text:style-name="T82_2"><text:s/></text:span><text:span text:style-name="T82_3">contributions</text:span><text:span text:style-name="T82_4"><text:s/></text:span><text:span text:style-name="T82_5">and</text:span><text:span text:style-name="T82_6"><text:s/></text:span><text:span text:style-name="T82_7">involvement</text:span><text:span text:style-name="T82_8"><text:s/></text:span><text:span text:style-name="T82_9">from</text:span><text:span text:style-name="T82_10"><text:s/></text:span><text:span text:style-name="T82_11">a</text:span><text:span text:style-name="T82_12"><text:s/></text:span><text:span text:style-name="T82_13">broad</text:span><text:span text:style-name="T82_14"><text:s/></text:span><text:span text:style-name="T82_15">and</text:span><text:span text:style-name="T82_16"><text:s/></text:span><text:span text:style-name="T82_17">diverse</text:span><text:span text:style-name="T82_18"><text:s/></text:span><text:span text:style-name="T82_19">range</text:span><text:span text:style-name="T82_20"><text:s/></text:span><text:span text:style-name="T82_21">of</text:span><text:span text:style-name="T82_22"><text:s/></text:span><text:span text:style-name="T82_23">staff</text:span><text:span text:style-name="T82_24"><text:s/></text:span><text:span text:style-name="T82_25">by</text:span><text:span text:style-name="T82_26"><text:s/></text:span><text:span text:style-name="T82_27">being</text:span><text:span text:style-name="T82_28"><text:s/></text:span><text:span text:style-name="T82_29">visible</text:span><text:span text:style-name="T82_30"><text:s/></text:span><text:span text:style-name="T82_31">and</text:span><text:span text:style-name="T82_32"><text:s/></text:span><text:span text:style-name="T82_33">accessible</text:span></text:p>
        </text:list-item>
        <text:list-item>
          <text:p text:style-name="P83"><text:span text:style-name="T83_1">Effectively</text:span><text:span text:style-name="T83_2"><text:s/></text:span><text:span text:style-name="T83_3">manage</text:span><text:span text:style-name="T83_4"><text:s/></text:span><text:span text:style-name="T83_5">team</text:span><text:span text:style-name="T83_6"><text:s/></text:span><text:span text:style-name="T83_7">dynamics</text:span><text:span text:style-name="T83_8"><text:s/></text:span><text:span text:style-name="T83_9">when</text:span><text:span text:style-name="T83_10"><text:s/></text:span><text:span text:style-name="T83_11">working</text:span><text:span text:style-name="T83_12"><text:s/></text:span><text:span text:style-name="T83_13">across</text:span><text:span text:style-name="T83_14"><text:s/></text:span><text:span text:style-name="T83_15">Departmental</text:span><text:span text:style-name="T83_16"><text:s/></text:span><text:span text:style-name="T83_17">and</text:span><text:span text:style-name="T83_18"><text:s/></text:span><text:span text:style-name="T83_19">other</text:span><text:span text:style-name="T83_20"><text:s/></text:span><text:span text:style-name="T83_21">boundaries</text:span></text:p>
        </text:list-item>
        <text:list-item>
          <text:p text:style-name="P84"><text:span text:style-name="T84_1">Seek</text:span><text:span text:style-name="T84_2"><text:s/></text:span><text:span text:style-name="T84_3">constructive</text:span><text:span text:style-name="T84_4"><text:s/></text:span><text:span text:style-name="T84_5">outcomes</text:span><text:span text:style-name="T84_6"><text:s/></text:span><text:span text:style-name="T84_7">in</text:span><text:span text:style-name="T84_8"><text:s/></text:span><text:span text:style-name="T84_9">discussions</text:span><text:span text:style-name="T84_10">,<text:s/></text:span><text:span text:style-name="T84_11">challenge</text:span><text:span text:style-name="T84_12"><text:s/></text:span><text:span text:style-name="T84_13">assumptions</text:span><text:span text:style-name="T84_14"><text:s/></text:span><text:span text:style-name="T84_15">but</text:span><text:span text:style-name="T84_16"><text:s/></text:span><text:span text:style-name="T84_17">remain</text:span><text:span text:style-name="T84_18"><text:s/></text:span><text:span text:style-name="T84_19">willing</text:span><text:span text:style-name="T84_20"><text:s/></text:span><text:span text:style-name="T84_21">to</text:span><text:span text:style-name="T84_22"><text:s/></text:span><text:span text:style-name="T84_23">compromise</text:span><text:span text:style-name="T84_24"><text:s/></text:span><text:span text:style-name="T84_25">when</text:span><text:span text:style-name="T84_26"><text:s/></text:span><text:span text:style-name="T84_27">it</text:span><text:span text:style-name="T84_28"><text:s/></text:span><text:span text:style-name="T84_29">is</text:span><text:span text:style-name="T84_30"><text:s/></text:span><text:span text:style-name="T84_31">beneficial</text:span><text:span text:style-name="T84_32"><text:s/></text:span><text:span text:style-name="T84_33">to</text:span><text:span text:style-name="T84_34"><text:s/></text:span><text:span text:style-name="T84_35">progress</text:span></text:p>
        </text:list-item>
      </text:list>
      <text:p text:style-name="P85"/>
      <text:p text:style-name="P86"><text:span text:style-name="T86_1"><text:s/></text:span></text:p>
      <text:p text:style-name="P87"/>
      <text:p text:style-name="P88"/>
      <text:p text:style-name="P89"/>
      <text:p text:style-name="P90"><text:span text:style-name="T90_1">Specialist</text:span><text:span text:style-name="T90_2"><text:s/></text:span><text:span text:style-name="T90_3">Skills</text:span><text:span text:style-name="T90_4"><text:s/></text:span><text:span text:style-name="T90_5">and</text:span><text:span text:style-name="T90_6"><text:s/></text:span><text:span text:style-name="T90_7">requirements</text:span></text:p>
      <text:p text:style-name="P91"/>
      <text:p text:style-name="P92"/>
      <text:p text:style-name="P93"><text:span text:style-name="T93_1">Essential</text:span></text:p>
      <text:list text:style-name="LS7" xml:id="list21">
        <text:list-item>
          <text:p text:style-name="P94"><text:span text:style-name="T94_1">experience</text:span><text:span text:style-name="T94_2"><text:s/></text:span><text:span text:style-name="T94_3">in</text:span><text:span text:style-name="T94_4"><text:s/></text:span><text:span text:style-name="T94_5">delivering</text:span><text:span text:style-name="T94_6"><text:s/></text:span><text:span text:style-name="T94_7">digital</text:span><text:span text:style-name="T94_8"><text:s/></text:span><text:span text:style-name="T94_9">projects</text:span><text:span text:style-name="T94_10"><text:s/></text:span><text:span text:style-name="T94_11">and</text:span><text:span text:style-name="T94_12"><text:s/></text:span><text:span text:style-name="T94_13">products</text:span></text:p>
        </text:list-item>
      </text:list>
      <text:p text:style-name="P95"><text:span text:style-name="T95_1">●<text:s text:c="6"/></text:span><text:span text:style-name="T95_2">proven</text:span><text:span text:style-name="T95_3"><text:s/></text:span><text:span text:style-name="T95_4">experience</text:span><text:span text:style-name="T95_5"><text:s/></text:span><text:span text:style-name="T95_6">using</text:span><text:span text:style-name="T95_7"><text:s/></text:span><text:span text:style-name="T95_8">agile</text:span><text:span text:style-name="T95_9"><text:s/></text:span><text:span text:style-name="T95_10">project</text:span><text:span text:style-name="T95_11"><text:s/></text:span><text:span text:style-name="T95_12">management</text:span><text:span text:style-name="T95_13"><text:s/></text:span><text:span text:style-name="T95_14">methods</text:span></text:p>
      <text:p text:style-name="P96"><text:span text:style-name="T96_1">●<text:s text:c="6"/></text:span><text:span text:style-name="T96_2">proven</text:span><text:span text:style-name="T96_3"><text:s/></text:span><text:span text:style-name="T96_4">experience</text:span><text:span text:style-name="T96_5"><text:s/></text:span><text:span text:style-name="T96_6">balancing</text:span><text:span text:style-name="T96_7"><text:s/></text:span><text:span text:style-name="T96_8">multiple</text:span><text:span text:style-name="T96_9"><text:s/></text:span><text:span text:style-name="T96_10">priorities</text:span><text:span text:style-name="T96_11"><text:s/></text:span><text:span text:style-name="T96_12">and</text:span><text:span text:style-name="T96_13"><text:s/></text:span><text:span text:style-name="T96_14">dealing</text:span><text:span text:style-name="T96_15"><text:s/></text:span><text:span text:style-name="T96_16">with</text:span><text:span text:style-name="T96_17"><text:s/></text:span><text:span text:style-name="T96_18">ambiguity</text:span></text:p>
      <text:p text:style-name="P97"><text:span text:style-name="T97_1">●<text:s text:c="6"/></text:span><text:span text:style-name="T97_2">sound</text:span><text:span text:style-name="T97_3"><text:s/></text:span><text:span text:style-name="T97_4">understanding</text:span><text:span text:style-name="T97_5"><text:s/></text:span><text:span text:style-name="T97_6">of</text:span><text:span text:style-name="T97_7"><text:s/></text:span><text:span text:style-name="T97_8">the</text:span><text:span text:style-name="T97_9"><text:s/></text:span><text:span text:style-name="T97_10">digital</text:span><text:span text:style-name="T97_11"><text:s/></text:span><text:span text:style-name="T97_12">landscape</text:span></text:p>
      <text:p text:style-name="P98"><text:span text:style-name="T98_1">●<text:s text:c="6"/></text:span><text:span text:style-name="T98_2">experience</text:span><text:span text:style-name="T98_3"><text:s/></text:span><text:span text:style-name="T98_4">in</text:span><text:span text:style-name="T98_5"><text:s/></text:span><text:span text:style-name="T98_6">matrix</text:span><text:span text:style-name="T98_7">-</text:span><text:span text:style-name="T98_8">managing</text:span><text:span text:style-name="T98_9"><text:s/></text:span><text:span text:style-name="T98_10">multi</text:span><text:span text:style-name="T98_11">-</text:span><text:span text:style-name="T98_12">disciplinary</text:span><text:span text:style-name="T98_13"><text:s/></text:span><text:span text:style-name="T98_14">teams</text:span><text:span text:style-name="T98_15"><text:s/></text:span></text:p>
      <text:p text:style-name="P99"><text:span text:style-name="T99_1"><text:s/></text:span></text:p>
      <text:p text:style-name="P10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List1Level0" style:family="text">
      <style:text-properties style:font-name="Arial" style:font-name-asian="Arial" style:font-name-complex="Arial" style:text-underline-style="none"/>
    </style:style>
    <style:style style:name="List1Level1" style:family="text">
      <style:text-properties style:font-name="Arial" style:font-name-asian="Arial" style:font-name-complex="Arial" style:text-underline-style="none"/>
    </style:style>
    <style:style style:name="List1Level2" style:family="text">
      <style:text-properties style:font-name="Arial" style:font-name-asian="Arial" style:font-name-complex="Arial" style:text-underline-style="none"/>
    </style:style>
    <style:style style:name="List1Level3" style:family="text">
      <style:text-properties style:font-name="Arial" style:font-name-asian="Arial" style:font-name-complex="Arial" style:text-underline-style="none"/>
    </style:style>
    <style:style style:name="List1Level4" style:family="text">
      <style:text-properties style:font-name="Arial" style:font-name-asian="Arial" style:font-name-complex="Arial" style:text-underline-style="none"/>
    </style:style>
    <style:style style:name="List1Level5" style:family="text">
      <style:text-properties style:font-name="Arial" style:font-name-asian="Arial" style:font-name-complex="Arial" style:text-underline-style="none"/>
    </style:style>
    <style:style style:name="List1Level6" style:family="text">
      <style:text-properties style:font-name="Arial" style:font-name-asian="Arial" style:font-name-complex="Arial" style:text-underline-style="none"/>
    </style:style>
    <style:style style:name="List1Level7" style:family="text">
      <style:text-properties style:font-name="Arial" style:font-name-asian="Arial" style:font-name-complex="Arial" style:text-underline-style="none"/>
    </style:style>
    <style:style style:name="List1Level8" style:family="text">
      <style:text-properties style:font-name="Arial" style:font-name-asian="Arial" style:font-name-complex="Ari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2Level0" style:family="text">
      <style:text-properties style:font-name="Arial" style:font-name-asian="Arial" style:font-name-complex="Arial" style:text-underline-style="none"/>
    </style:style>
    <style:style style:name="List2Level1" style:family="text">
      <style:text-properties style:font-name="Arial" style:font-name-asian="Arial" style:font-name-complex="Arial" style:text-underline-style="none"/>
    </style:style>
    <style:style style:name="List2Level2" style:family="text">
      <style:text-properties style:font-name="Arial" style:font-name-asian="Arial" style:font-name-complex="Arial" style:text-underline-style="none"/>
    </style:style>
    <style:style style:name="List2Level3" style:family="text">
      <style:text-properties style:font-name="Arial" style:font-name-asian="Arial" style:font-name-complex="Arial" style:text-underline-style="none"/>
    </style:style>
    <style:style style:name="List2Level4" style:family="text">
      <style:text-properties style:font-name="Arial" style:font-name-asian="Arial" style:font-name-complex="Arial" style:text-underline-style="none"/>
    </style:style>
    <style:style style:name="List2Level5" style:family="text">
      <style:text-properties style:font-name="Arial" style:font-name-asian="Arial" style:font-name-complex="Arial" style:text-underline-style="none"/>
    </style:style>
    <style:style style:name="List2Level6" style:family="text">
      <style:text-properties style:font-name="Arial" style:font-name-asian="Arial" style:font-name-complex="Arial" style:text-underline-style="none"/>
    </style:style>
    <style:style style:name="List2Level7" style:family="text">
      <style:text-properties style:font-name="Arial" style:font-name-asian="Arial" style:font-name-complex="Arial" style:text-underline-style="none"/>
    </style:style>
    <style:style style:name="List2Level8" style:family="text">
      <style:text-properties style:font-name="Arial" style:font-name-asian="Arial" style:font-name-complex="Ari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3Level0" style:family="text">
      <style:text-properties style:font-name="Arial" style:font-name-asian="Arial" style:font-name-complex="Arial" style:text-underline-style="none"/>
    </style:style>
    <style:style style:name="List3Level1" style:family="text">
      <style:text-properties style:font-name="Arial" style:font-name-asian="Arial" style:font-name-complex="Arial" style:text-underline-style="none"/>
    </style:style>
    <style:style style:name="List3Level2" style:family="text">
      <style:text-properties style:font-name="Arial" style:font-name-asian="Arial" style:font-name-complex="Arial" style:text-underline-style="none"/>
    </style:style>
    <style:style style:name="List3Level3" style:family="text">
      <style:text-properties style:font-name="Arial" style:font-name-asian="Arial" style:font-name-complex="Arial" style:text-underline-style="none"/>
    </style:style>
    <style:style style:name="List3Level4" style:family="text">
      <style:text-properties style:font-name="Arial" style:font-name-asian="Arial" style:font-name-complex="Arial" style:text-underline-style="none"/>
    </style:style>
    <style:style style:name="List3Level5" style:family="text">
      <style:text-properties style:font-name="Arial" style:font-name-asian="Arial" style:font-name-complex="Arial" style:text-underline-style="none"/>
    </style:style>
    <style:style style:name="List3Level6" style:family="text">
      <style:text-properties style:font-name="Arial" style:font-name-asian="Arial" style:font-name-complex="Arial" style:text-underline-style="none"/>
    </style:style>
    <style:style style:name="List3Level7" style:family="text">
      <style:text-properties style:font-name="Arial" style:font-name-asian="Arial" style:font-name-complex="Arial" style:text-underline-style="none"/>
    </style:style>
    <style:style style:name="List3Level8" style:family="text">
      <style:text-properties style:font-name="Arial" style:font-name-asian="Arial" style:font-name-complex="Ari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4Level0" style:family="text">
      <style:text-properties style:font-name="Arial" style:font-name-asian="Arial" style:font-name-complex="Arial" style:text-underline-style="none"/>
    </style:style>
    <style:style style:name="List4Level1" style:family="text">
      <style:text-properties style:font-name="Arial" style:font-name-asian="Arial" style:font-name-complex="Arial" style:text-underline-style="none"/>
    </style:style>
    <style:style style:name="List4Level2" style:family="text">
      <style:text-properties style:font-name="Arial" style:font-name-asian="Arial" style:font-name-complex="Arial" style:text-underline-style="none"/>
    </style:style>
    <style:style style:name="List4Level3" style:family="text">
      <style:text-properties style:font-name="Arial" style:font-name-asian="Arial" style:font-name-complex="Arial" style:text-underline-style="none"/>
    </style:style>
    <style:style style:name="List4Level4" style:family="text">
      <style:text-properties style:font-name="Arial" style:font-name-asian="Arial" style:font-name-complex="Arial" style:text-underline-style="none"/>
    </style:style>
    <style:style style:name="List4Level5" style:family="text">
      <style:text-properties style:font-name="Arial" style:font-name-asian="Arial" style:font-name-complex="Arial" style:text-underline-style="none"/>
    </style:style>
    <style:style style:name="List4Level6" style:family="text">
      <style:text-properties style:font-name="Arial" style:font-name-asian="Arial" style:font-name-complex="Arial" style:text-underline-style="none"/>
    </style:style>
    <style:style style:name="List4Level7" style:family="text">
      <style:text-properties style:font-name="Arial" style:font-name-asian="Arial" style:font-name-complex="Arial" style:text-underline-style="none"/>
    </style:style>
    <style:style style:name="List4Level8" style:family="text">
      <style:text-properties style:font-name="Arial" style:font-name-asian="Arial" style:font-name-complex="Ari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5Level0" style:family="text">
      <style:text-properties style:font-name="Arial" style:font-name-asian="Arial" style:font-name-complex="Arial" style:text-underline-style="none"/>
    </style:style>
    <style:style style:name="List5Level1" style:family="text">
      <style:text-properties style:font-name="Arial" style:font-name-asian="Arial" style:font-name-complex="Arial" style:text-underline-style="none"/>
    </style:style>
    <style:style style:name="List5Level2" style:family="text">
      <style:text-properties style:font-name="Arial" style:font-name-asian="Arial" style:font-name-complex="Arial" style:text-underline-style="none"/>
    </style:style>
    <style:style style:name="List5Level3" style:family="text">
      <style:text-properties style:font-name="Arial" style:font-name-asian="Arial" style:font-name-complex="Arial" style:text-underline-style="none"/>
    </style:style>
    <style:style style:name="List5Level4" style:family="text">
      <style:text-properties style:font-name="Arial" style:font-name-asian="Arial" style:font-name-complex="Arial" style:text-underline-style="none"/>
    </style:style>
    <style:style style:name="List5Level5" style:family="text">
      <style:text-properties style:font-name="Arial" style:font-name-asian="Arial" style:font-name-complex="Arial" style:text-underline-style="none"/>
    </style:style>
    <style:style style:name="List5Level6" style:family="text">
      <style:text-properties style:font-name="Arial" style:font-name-asian="Arial" style:font-name-complex="Arial" style:text-underline-style="none"/>
    </style:style>
    <style:style style:name="List5Level7" style:family="text">
      <style:text-properties style:font-name="Arial" style:font-name-asian="Arial" style:font-name-complex="Arial" style:text-underline-style="none"/>
    </style:style>
    <style:style style:name="List5Level8" style:family="text">
      <style:text-properties style:font-name="Arial" style:font-name-asian="Arial" style:font-name-complex="Ari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6Level0" style:family="text">
      <style:text-properties style:font-name="Arial" style:font-name-asian="Arial" style:font-name-complex="Arial" style:text-underline-style="none"/>
    </style:style>
    <style:style style:name="List6Level1" style:family="text">
      <style:text-properties style:font-name="Arial" style:font-name-asian="Arial" style:font-name-complex="Arial" style:text-underline-style="none"/>
    </style:style>
    <style:style style:name="List6Level2" style:family="text">
      <style:text-properties style:font-name="Arial" style:font-name-asian="Arial" style:font-name-complex="Arial" style:text-underline-style="none"/>
    </style:style>
    <style:style style:name="List6Level3" style:family="text">
      <style:text-properties style:font-name="Arial" style:font-name-asian="Arial" style:font-name-complex="Arial" style:text-underline-style="none"/>
    </style:style>
    <style:style style:name="List6Level4" style:family="text">
      <style:text-properties style:font-name="Arial" style:font-name-asian="Arial" style:font-name-complex="Arial" style:text-underline-style="none"/>
    </style:style>
    <style:style style:name="List6Level5" style:family="text">
      <style:text-properties style:font-name="Arial" style:font-name-asian="Arial" style:font-name-complex="Arial" style:text-underline-style="none"/>
    </style:style>
    <style:style style:name="List6Level6" style:family="text">
      <style:text-properties style:font-name="Arial" style:font-name-asian="Arial" style:font-name-complex="Arial" style:text-underline-style="none"/>
    </style:style>
    <style:style style:name="List6Level7" style:family="text">
      <style:text-properties style:font-name="Arial" style:font-name-asian="Arial" style:font-name-complex="Arial" style:text-underline-style="none"/>
    </style:style>
    <style:style style:name="List6Level8" style:family="text">
      <style:text-properties style:font-name="Arial" style:font-name-asian="Arial" style:font-name-complex="Ari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7Level0" style:family="text">
      <style:text-properties style:font-name="Arial" style:font-name-asian="Arial" style:font-name-complex="Arial" style:text-underline-style="none"/>
    </style:style>
    <style:style style:name="List7Level1" style:family="text">
      <style:text-properties style:font-name="Arial" style:font-name-asian="Arial" style:font-name-complex="Arial" style:text-underline-style="none"/>
    </style:style>
    <style:style style:name="List7Level2" style:family="text">
      <style:text-properties style:font-name="Arial" style:font-name-asian="Arial" style:font-name-complex="Arial" style:text-underline-style="none"/>
    </style:style>
    <style:style style:name="List7Level3" style:family="text">
      <style:text-properties style:font-name="Arial" style:font-name-asian="Arial" style:font-name-complex="Arial" style:text-underline-style="none"/>
    </style:style>
    <style:style style:name="List7Level4" style:family="text">
      <style:text-properties style:font-name="Arial" style:font-name-asian="Arial" style:font-name-complex="Arial" style:text-underline-style="none"/>
    </style:style>
    <style:style style:name="List7Level5" style:family="text">
      <style:text-properties style:font-name="Arial" style:font-name-asian="Arial" style:font-name-complex="Arial" style:text-underline-style="none"/>
    </style:style>
    <style:style style:name="List7Level6" style:family="text">
      <style:text-properties style:font-name="Arial" style:font-name-asian="Arial" style:font-name-complex="Arial" style:text-underline-style="none"/>
    </style:style>
    <style:style style:name="List7Level7" style:family="text">
      <style:text-properties style:font-name="Arial" style:font-name-asian="Arial" style:font-name-complex="Arial" style:text-underline-style="none"/>
    </style:style>
    <style:style style:name="List7Level8" style:family="text">
      <style:text-properties style:font-name="Arial" style:font-name-asian="Arial" style:font-name-complex="Ari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